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815cm" fo:min-width="8.39cm"/>
    </style:style>
    <style:style style:name="gr2" style:family="graphic" style:parent-style-name="standard">
      <style:graphic-properties draw:fill-color="#62a73b" draw:textarea-horizontal-align="justify" draw:textarea-vertical-align="middle" draw:auto-grow-height="false" fo:min-height="2.417cm" fo:min-width="3.945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4.83cm" fo:min-width="7.12cm"/>
    </style:style>
    <style:style style:name="gr4" style:family="graphic" style:parent-style-name="standard">
      <style:graphic-properties draw:fill-color="#62a73b" draw:textarea-horizontal-align="justify" draw:textarea-vertical-align="middle" draw:auto-grow-height="false" fo:min-height="1.147cm" fo:min-width="2.548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1.147cm" fo:min-width="2.54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639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-color="#62a73b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37b70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2.065cm" svg:x="2.016cm" svg:y="2.016cm">
          <text:p text:style-name="P1">Magic Mirr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445cm" svg:height="2.667cm" svg:x="4.429cm" svg:y="9.763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5.08cm" svg:x="2.651cm" svg:y="2.397cm"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3.048cm" svg:height="1.397cm" svg:x="16.367cm" svg:y="8.62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048cm" svg:height="1.397cm" svg:x="16.367cm" svg:y="7.096cm">
          <text:p text:style-name="P1">IR Senso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367cm" svg:y1="9.318cm" svg:x2="8.874cm" svg:y2="11.096cm" draw:start-shape="id1" draw:start-glue-point="3" draw:end-shape="id2" draw:end-glue-point="1" svg:d="M16367 9318h-3747v1778h-3746" svg:viewBox="0 0 7494 1779">
          <text:p text:style-name="P1">MQTT</text:p>
        </draw:connector>
        <draw:custom-shape draw:style-name="gr7" draw:text-style-name="P5" draw:layer="layout" svg:width="4.445cm" svg:height="0.889cm" svg:x="4.429cm" svg:y="12.43cm">
          <text:p text:style-name="P1">Node Re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1.397cm" svg:x="10.525cm" svg:y="24.495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3.048cm" svg:height="1.397cm" svg:x="10.525cm" svg:y="22.971cm">
          <text:p text:style-name="P1">F-Senso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25cm" svg:y1="23.669cm" svg:x2="8.874cm" svg:y2="11.096cm" draw:start-shape="id3" draw:end-shape="id2" svg:d="M10525 23669h-826v-12573h-825" svg:viewBox="0 0 1652 12574">
          <text:p text:style-name="P1">MQT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9:24:41.710120346</meta:creation-date>
    <dc:date>2018-12-04T19:33:37.931373577</dc:date>
    <meta:editing-duration>PT8M56S</meta:editing-duration>
    <meta:editing-cycles>1</meta:editing-cycles>
    <meta:document-statistic meta:object-count="10"/>
    <meta:generator>LibreOffice/6.0.6.2$Linux_X86_64 LibreOffice_project/00m0$Build-2</meta:generator>
  </office:meta>
</office:document-meta>
</file>